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5" style:family="paragraph" style:parent-style-name="Text_20_body">
      <style:text-properties style:font-name="SF Pro Display" fo:language="it" fo:country="IT"/>
    </style:style>
    <style:style style:name="P6" style:family="paragraph" style:parent-style-name="Text_20_body">
      <style:text-properties style:font-name="SF Pro Display" fo:language="it" fo:country="IT" officeooo:paragraph-rsid="000f2367"/>
    </style:style>
    <style:style style:name="P7" style:family="paragraph" style:parent-style-name="Text_20_body">
      <style:text-properties style:font-name="SF Pro Display" fo:language="it" fo:country="IT" officeooo:rsid="003a4620" officeooo:paragraph-rsid="003a4620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31400a" officeooo:paragraph-rsid="0031400a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it" fo:country="IT"/>
    </style:style>
    <style:style style:name="P10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17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18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19" style:family="paragraph" style:parent-style-name="Heading_20_1">
      <style:text-properties style:font-name="SF Pro Display" fo:language="it" fo:country="IT" officeooo:rsid="003a4620" officeooo:paragraph-rsid="003a4620"/>
    </style:style>
    <style:style style:name="P20" style:family="paragraph" style:parent-style-name="Heading_20_1">
      <style:paragraph-properties fo:break-before="page"/>
      <style:text-properties style:font-name="SF Pro Display" fo:language="it" fo:country="IT"/>
    </style:style>
    <style:style style:name="P21" style:family="paragraph" style:parent-style-name="Heading_20_2">
      <style:text-properties style:font-name="SF Pro Display" fo:language="it" fo:country="IT" officeooo:paragraph-rsid="000f2367"/>
    </style:style>
    <style:style style:name="P22" style:family="paragraph" style:parent-style-name="Heading_20_2">
      <style:text-properties style:font-name="SF Pro Display" fo:language="it" fo:country="IT" officeooo:rsid="003a4620" officeooo:paragraph-rsid="000f2367"/>
    </style:style>
    <style:style style:name="P23" style:family="paragraph" style:parent-style-name="Heading_20_2">
      <style:text-properties style:font-name="SF Pro Display" fo:language="it" fo:country="IT" officeooo:rsid="003a4620" officeooo:paragraph-rsid="003a4620"/>
    </style:style>
    <style:style style:name="P24" style:family="paragraph" style:parent-style-name="Heading_20_2">
      <style:text-properties style:font-name="SF Pro Display" fo:language="it" fo:country="IT" officeooo:paragraph-rsid="003a4620"/>
    </style:style>
    <style:style style:name="P25" style:family="paragraph" style:parent-style-name="Text_20_body" style:list-style-name="L1">
      <style:text-properties officeooo:paragraph-rsid="003a4620"/>
    </style:style>
    <style:style style:name="P26" style:family="paragraph" style:parent-style-name="Text_20_body" style:list-style-name="L1">
      <style:text-properties style:font-name="SF Pro Display" fo:language="it" fo:country="IT" officeooo:paragraph-rsid="003a4620"/>
    </style:style>
    <style:style style:name="P27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28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3a4620" style:font-style-asian="normal" style:font-weight-asian="bold" style:font-style-complex="normal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fo:language="it" fo:country="IT"/>
    </style:style>
    <style:style style:name="T7" style:family="text">
      <style:text-properties fo:language="it" fo:country="IT" officeooo:rsid="00390c43"/>
    </style:style>
    <style:style style:name="T8" style:family="text">
      <style:text-properties fo:language="it" fo:country="IT" officeooo:rsid="00319312"/>
    </style:style>
    <style:style style:name="T9" style:family="text">
      <style:text-properties officeooo:rsid="00390c4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1400a" style:font-name-asian="Noto Sans CJK SC" style:font-weight-asian="normal" style:font-name-complex="Lohit Devanagari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1400a" style:font-name-asian="Noto Sans CJK SC" style:font-style-asian="italic" style:font-weight-asian="normal" style:font-name-complex="Lohit Devanagari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edc5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edc52" style:font-style-asian="normal" style:font-weight-asian="bold" style:font-style-complex="normal" style:font-weight-complex="bold"/>
    </style:style>
    <style:style style:name="T22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24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25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26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27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28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29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30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31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32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8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9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41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42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43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44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5" style:family="text">
      <style:text-properties officeooo:rsid="0031400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RefHeading___Toc431_2252938442"/>Erboristeria Alchimia<text:bookmark-end text:name="__RefHeading___Toc431_2252938442"/></text:p>
      <text:p text:style-name="P17"><text:bookmark-start text:name="__RefHeading___Toc433_2252938442"/>Erboristeria Alchimia<text:bookmark-end text:name="__RefHeading___Toc433_2252938442"/></text:p>
      <text:p text:style-name="P16"><text:bookmark-start text:name="__RefHeading___Toc435_2252938442"/>Progetto del corso di Tecnologie Web<text:bookmark-end text:name="__RefHeading___Toc435_2252938442"/></text:p>
      <text:p text:style-name="P9"><text:span text:style-name="T3">A.A. </text:span><text:span text:style-name="T2">2019/2020</text:span></text:p>
      <text:p text:style-name="P16"><text:bookmark-start text:name="__RefHeading___Toc437_2252938442"/>Riferimenti progetto<text:bookmark-end text:name="__RefHeading___Toc437_2252938442"/></text:p>
      <text:p text:style-name="P12"><text:bookmark-start text:name="__RefHeading___Toc439_2252938442"/>Indirizzo sito web:<text:bookmark-end text:name="__RefHeading___Toc439_2252938442"/></text:p>
      <text:p text:style-name="P11"><text:a xlink:type="simple" xlink:href="http://tecweb1920.studenti.math.unipd.it/qualcosa" text:style-name="Internet_20_link" text:visited-style-name="Visited_20_Internet_20_Link"><text:span text:style-name="T5">http://tecweb1920.studenti.math.unipd.it/qualcosa</text:span></text:a></text:p>
      <text:p text:style-name="P12"><text:bookmark-start text:name="__RefHeading___Toc441_2252938442"/>Repository GitHub:<text:bookmark-end text:name="__RefHeading___Toc441_2252938442"/></text:p>
      <text:p text:style-name="P11"><text:a xlink:type="simple" xlink:href="http://github.com/dkokollari/Erboristeria-Alchimia" text:style-name="Internet_20_link" text:visited-style-name="Visited_20_Internet_20_Link"><text:span text:style-name="T4">http://</text:span></text:a><text:a xlink:type="simple" xlink:href="http://github.com/dkokollari/Erboristeria-Alchimia" text:style-name="Internet_20_link" text:visited-style-name="Visited_20_Internet_20_Link"><text:span text:style-name="T37">github.com/dkokollari/Erboristeria-Alchimia</text:span></text:a></text:p>
      <text:p text:style-name="P12"><text:bookmark-start text:name="__RefHeading___Toc443_2252938442"/>Informazioni sul gruppo<text:bookmark-end text:name="__RefHeading___Toc443_2252938442"/></text:p>
      <text:p text:style-name="P13"><text:span text:style-name="T38">Andrea Dorigo</text:span><text:span text:style-name="T42"> -</text:span><text:span text:style-name="T43"> 1170610<text:line-break/></text:span><text:span text:style-name="T38">Dardan Kokollari </text:span><text:span text:style-name="T43">- 1170569<text:line-break/></text:span><text:span text:style-name="T38">Fouad Mouad -</text:span><text:span text:style-name="T43"> 1170480<text:line-break/></text:span><text:span text:style-name="T38">Marcel Wandji</text:span><text:span text:style-name="T42"> -</text:span><text:span text:style-name="T43">1171044</text:span></text:p>
      <text:p text:style-name="P13"/>
      <text:p text:style-name="P12"><text:bookmark-start text:name="__RefHeading___Toc445_2252938442"/>Referente<text:bookmark-end text:name="__RefHeading___Toc445_2252938442"/></text:p>
      <text:p text:style-name="P13"><text:span text:style-name="T45">Dorigo Andrea - </text:span>andrea.dorigo.3@studenti.unipd.it</text:p>
      <text:p text:style-name="P12"><text:bookmark-start text:name="__RefHeading___Toc447_2252938442"/>Utente<text:bookmark-end text:name="__RefHeading___Toc447_2252938442"/></text:p>
      <text:p text:style-name="P13"><text:span text:style-name="T13">Admin:</text:span><text:span text:style-name="T11"> admin@admin.it</text:span></text:p>
      <text:p text:style-name="P13"><text:span text:style-name="T44">User:</text:span><text:span text:style-name="T39"> </text:span><text:span text:style-name="T40">user</text:span><text:span text:style-name="T41">@</text:span><text:span text:style-name="T40">user</text:span><text:span text:style-name="T41">.it</text:span>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14"><text:a xlink:type="simple" xlink:href="#__RefHeading___Toc720_3886711116" text:style-name="Index_20_Link" text:visited-style-name="Index_20_Link">1. Introduzione<text:tab/>3</text:a></text:p>
          <text:p text:style-name="P14"><text:a xlink:type="simple" xlink:href="#__RefHeading___Toc828_3886711116" text:style-name="Index_20_Link" text:visited-style-name="Index_20_Link">2. Analisi<text:tab/>3</text:a></text:p>
          <text:p text:style-name="P14"><text:a xlink:type="simple" xlink:href="#__RefHeading___Toc830_3886711116" text:style-name="Index_20_Link" text:visited-style-name="Index_20_Link">3. Progettazione<text:tab/>3</text:a></text:p>
          <text:p text:style-name="P15"><text:a xlink:type="simple" xlink:href="#__RefHeading___Toc832_3886711116" text:style-name="Index_20_Link" text:visited-style-name="Index_20_Link">3.1 Obiettivi<text:tab/>3</text:a></text:p>
          <text:p text:style-name="P15"><text:a xlink:type="simple" xlink:href="#__RefHeading___Toc451_2252938442" text:style-name="Index_20_Link" text:visited-style-name="Index_20_Link">3.2 Design del sito (non fare)<text:tab/>4</text:a></text:p>
          <text:p text:style-name="P15"><text:a xlink:type="simple" xlink:href="#__RefHeading___Toc453_2252938442" text:style-name="Index_20_Link" text:visited-style-name="Index_20_Link">3.3 Database<text:tab/>4</text:a></text:p>
          <text:p text:style-name="P14"><text:a xlink:type="simple" xlink:href="#__RefHeading___Toc834_3886711116" text:style-name="Index_20_Link" text:visited-style-name="Index_20_Link">4. Presentazione<text:tab/>4</text:a></text:p>
          <text:p text:style-name="P14"><text:a xlink:type="simple" xlink:href="#__RefHeading___Toc836_3886711116" text:style-name="Index_20_Link" text:visited-style-name="Index_20_Link">5. Implementazione<text:tab/>4</text:a></text:p>
          <text:p text:style-name="P14"><text:a xlink:type="simple" xlink:href="#__RefHeading___Toc838_3886711116" text:style-name="Index_20_Link" text:visited-style-name="Index_20_Link">6. Validazione<text:tab/>4</text:a></text:p>
          <text:p text:style-name="P14"><text:a xlink:type="simple" xlink:href="#__RefHeading___Toc840_3886711116" text:style-name="Index_20_Link" text:visited-style-name="Index_20_Link">7. Fase di Test e Strumenti<text:tab/>4</text:a></text:p>
          <text:p text:style-name="P14"><text:a xlink:type="simple" xlink:href="#__RefHeading___Toc842_3886711116" text:style-name="Index_20_Link" text:visited-style-name="Index_20_Link">8. Suddivisione del lavoro<text:tab/>4</text:a></text:p>
        </text:index-body>
      </text:table-of-content>
      <text:p text:style-name="P8"/>
      <text:h text:style-name="P21" text:outline-level="2"/>
      <text:h text:style-name="P21" text:outline-level="2"/>
      <text:h text:style-name="P21" text:outline-level="2"/>
      <text:p text:style-name="P6"/>
      <text:p text:style-name="P6"/>
      <text:p text:style-name="P6"/>
      <text:p text:style-name="P6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2" text:outline-level="2"/>
      <text:h text:style-name="P20" text:outline-level="1"><text:bookmark-start text:name="__RefHeading___Toc720_3886711116"/>1.<text:tab/>Introduzione<text:bookmark-end text:name="__RefHeading___Toc720_3886711116"/></text:h>
      <text:h text:style-name="P19" text:outline-level="1"><text:bookmark-start text:name="__RefHeading___Toc828_3886711116"/>2.<text:tab/>Analisi<text:bookmark-end text:name="__RefHeading___Toc828_3886711116"/></text:h>
      <text:h text:style-name="P19" text:outline-level="1"><text:bookmark-start text:name="__RefHeading___Toc830_3886711116"/>3.<text:tab/>Progettazione<text:bookmark-end text:name="__RefHeading___Toc830_3886711116"/></text:h>
      <text:h text:style-name="P24" text:outline-level="2"><text:bookmark-start text:name="__RefHeading___Toc832_3886711116"/>3.1<text:tab/>Obiettivi<text:bookmark-end text:name="__RefHeading___Toc832_3886711116"/></text:h>
      <text:p text:style-name="P4"><text:span text:style-name="T10">Il progetto </text:span><text:span text:style-name="T12">Erboristeria Alchimia</text:span><text:span text:style-name="T14"> rispetta le specifiche tecniche richieste, in particolare:</text:span></text:p>
      <text:list xml:id="list3351930522" text:style-name="L1">
        <text:list-item>
          <text:p text:style-name="P25"><text:span text:style-name="T23">Separazione tra contenuto, presentazione e comportamento:</text:span><text:span text:style-name="T24"> l’iterazione tra le parti avviene tramite placeholder </text:span><text:span text:style-name="T25">e</text:span><text:span text:style-name="T24"> riferimenti. <text:line-break/>I</text:span><text:span text:style-name="T26">l contenuto è stato progettato seguendo lo standar</text:span><text:span text:style-name="T32">d XHTML 1.0 Strict</text:span><text:span text:style-name="T36">,</text:span><text:span text:style-name="T32"> la presentazione in </text:span><text:span text:style-name="T33">CSS3</text:span><text:span text:style-name="T32"> e il comportamento è dinamicamente gestito con </text:span><text:span text:style-name="T33">PHP 5.6</text:span><text:span text:style-name="T32"> e </text:span><text:span text:style-name="T33">JavaScript</text:span><text:span text:style-name="T32">.<text:line-break/></text:span><text:span text:style-name="T34">Non</text:span><text:span text:style-name="T32"> è stato scelto lo standard più moderno </text:span><text:span text:style-name="T33">HTML5</text:span><text:span text:style-name="T32"> p</text:span><text:span text:style-name="T35">erché</text:span><text:span text:style-name="T32"> non </text:span><text:span text:style-name="T35">totalmente </text:span><text:span text:style-name="T32">compatibil</text:span><text:span text:style-name="T35">e. </text:span><text:span text:style-name="T26">Tuttavia, </text:span><text:span text:style-name="T27">si è dovuto fare un eccezione </text:span><text:span text:style-name="T28">con la </text:span><text:span text:style-name="T27">pagina di registrazione </text:span><text:span text:style-name="T29">per garantire un’esperienza migliore all’utente. </text:span><text:span text:style-name="T27">Si è comunque tenuto un occhio di riguardo ai browser meno recenti, aggiungendo uno script</text:span><text:span text:style-name="Source_20_Text"><text:span text:style-name="T35"> </text:span></text:span><text:span text:style-name="T27">che permette </text:span><text:span text:style-name="T24">di degradare elegantemente</text:span><text:span text:style-name="T27">.<text:line-break/>La compatibilità, quindi, rimane estesa a</text:span><text:span text:style-name="T30">nche a</text:span><text:span text:style-name="T31">d</text:span><text:span text:style-name="T27"> I</text:span><text:span text:style-name="T30">nternet </text:span><text:span text:style-name="T27">E</text:span><text:span text:style-name="T30">xployer</text:span><text:span text:style-name="T27">, Firefox, Safari. Maggiori informazioni sulla repository </text:span><text:a xlink:type="simple" xlink:href="https://github.com/jcgertig/date-input-polyfill" text:style-name="Internet_20_link" text:visited-style-name="Visited_20_Internet_20_Link"><text:span text:style-name="T6">jcgertig/date-input-polyfill</text:span></text:a><text:span text:style-name="T27">.</text:span></text:p>
        </text:list-item>
        <text:list-item>
          <text:p text:style-name="P26"><text:span text:style-name="T20">Accessibilità:</text:span><text:span text:style-name="T15"> </text:span><text:span text:style-name="T16">il sito deve essere disponibile a tutte le categorie di utenti.<text:line-break/>La navigazione, infatti, è ideata per rendere i propri contenuti facilmente reperibili da qualsiasi utente. </text:span><text:span text:style-name="T17">Le implementazioni da menzionare a questo scopo sono:</text:span></text:p>
          <text:list>
            <text:list-item>
              <text:list>
                <text:list-item>
                  <text:p text:style-name="P26"><text:span text:style-name="T17">attributo </text:span><text:span text:style-name="T22">alt</text:span><text:span text:style-name="T17"> nelle immagini, che descrive testualmente l’immagine </text:span><text:span text:style-name="T18">rappresentata</text:span><text:span text:style-name="T17">. </text:span><text:span text:style-name="T18">In caso in cui l’immagine non venga caricata</text:span></text:p>
                </text:list-item>
                <text:list-item>
                  <text:p text:style-name="P27">Link torna su,</text:p>
                </text:list-item>
                <text:list-item>
                  <text:p text:style-name="P27">buon contrasto dei colori</text:p>
                </text:list-item>
              </text:list>
            </text:list-item>
          </text:list>
        </text:list-item>
        <text:list-item>
          <text:p text:style-name="P28">Usabilità:</text:p>
        </text:list-item>
        <text:list-item>
          <text:p text:style-name="P28">Punti di rottura del layout:</text:p>
        </text:list-item>
        <text:list-item>
          <text:p text:style-name="P26"><text:span text:style-name="T21">Comprensibilità delle informazioni:</text:span><text:span text:style-name="T19"> </text:span><text:span text:style-name="T17"><text:line-break/><text:tab/><text:tab/></text:span></text:p>
        </text:list-item>
      </text:list>
      <text:h text:style-name="P24" text:outline-level="2"><text:bookmark-start text:name="__RefHeading___Toc451_2252938442"/><text:soft-page-break/>3.2<text:tab/>Design del sito (non fare)<text:bookmark-end text:name="__RefHeading___Toc451_2252938442"/></text:h>
      <text:h text:style-name="P23" text:outline-level="2"><text:bookmark-start text:name="__RefHeading___Toc453_2252938442"/>3.3<text:tab/>Database<text:bookmark-end text:name="__RefHeading___Toc453_2252938442"/></text:h>
      <text:h text:style-name="P19" text:outline-level="1"><text:bookmark-start text:name="__RefHeading___Toc834_3886711116"/>4.<text:tab/>Presentazione<text:bookmark-end text:name="__RefHeading___Toc834_3886711116"/></text:h>
      <text:h text:style-name="P19" text:outline-level="1"><text:bookmark-start text:name="__RefHeading___Toc836_3886711116"/>5.<text:tab/>Implementazione<text:bookmark-end text:name="__RefHeading___Toc836_3886711116"/></text:h>
      <text:h text:style-name="P19" text:outline-level="1"><text:bookmark-start text:name="__RefHeading___Toc838_3886711116"/>6.<text:tab/>Validazione<text:bookmark-end text:name="__RefHeading___Toc838_3886711116"/></text:h>
      <text:h text:style-name="P19" text:outline-level="1"><text:bookmark-start text:name="__RefHeading___Toc840_3886711116"/>7.<text:tab/>Fase di Test e Strumenti<text:bookmark-end text:name="__RefHeading___Toc840_3886711116"/></text:h>
      <text:h text:style-name="P19" text:outline-level="1"><text:bookmark-start text:name="__RefHeading___Toc842_3886711116"/>8.<text:tab/>Suddivisione del lavoro<text:bookmark-end text:name="__RefHeading___Toc842_3886711116"/></text:h>
      <text:p text:style-name="P7"/>
      <text:h text:style-name="P21" text:outline-level="2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6T01:39:37.660833716</dc:date>
    <meta:editing-duration>PT3H24M24S</meta:editing-duration>
    <meta:editing-cycles>16</meta:editing-cycles>
    <meta:generator>LibreOffice/6.4.3.2$Linux_X86_64 LibreOffice_project/40$Build-2</meta:generator>
    <meta:document-statistic meta:table-count="0" meta:image-count="0" meta:object-count="0" meta:page-count="4" meta:paragraph-count="50" meta:word-count="327" meta:character-count="2321" meta:non-whitespace-character-count="2044"/>
  </office:meta>
</office:document-meta>
</file>